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T1" style:family="text">
      <style:text-properties fo:font-size="40pt" style:font-size-asian="40pt" style:font-size-complex="40pt"/>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
      <text:h text:style-name="P1" text:outline-level="1"><text:span text:style-name="T1">Documentation et Analyse du Programme Scrabble en C avec SDL2</text:span></text:h>
      <text:h text:style-name="Heading_20_2" text:outline-level="2"/>
      <text:p text:style-name="Text_20_body"/>
      <text:h text:style-name="Heading_20_2" text:outline-level="2">Table des Matières</text:h>
      <text:list text:style-name="L1">
        <text:list-item>
          <text:p text:style-name="P3"><text:a xlink:type="simple" xlink:href="#introduction" text:style-name="Internet_20_link" text:visited-style-name="Visited_20_Internet_20_Link">Introduction</text:a></text:p>
        </text:list-item>
        <text:list-item>
          <text:p text:style-name="P3"><text:a xlink:type="simple" xlink:href="#structure-g%C3%A9n%C3%A9rale-du-code" text:style-name="Internet_20_link" text:visited-style-name="Visited_20_Internet_20_Link">Structure Générale du Code</text:a></text:p>
        </text:list-item>
        <text:list-item>
          <text:p text:style-name="P3"><text:a xlink:type="simple" xlink:href="#fonctions-de-logique-de-jeu" text:style-name="Internet_20_link" text:visited-style-name="Visited_20_Internet_20_Link">Fonctions de Logique de Jeu</text:a></text:p>
          <text:list>
            <text:list-item>
              <text:p text:style-name="P3"><text:a xlink:type="simple" xlink:href="#getletterscore" text:style-name="Internet_20_link" text:visited-style-name="Visited_20_Internet_20_Link">getLetterScore</text:a></text:p>
            </text:list-item>
            <text:list-item>
              <text:p text:style-name="P3"><text:a xlink:type="simple" xlink:href="#drawrandomletter" text:style-name="Internet_20_link" text:visited-style-name="Visited_20_Internet_20_Link">drawRandomLetter</text:a></text:p>
            </text:list-item>
            <text:list-item>
              <text:p text:style-name="P3"><text:a xlink:type="simple" xlink:href="#canplaceword" text:style-name="Internet_20_link" text:visited-style-name="Visited_20_Internet_20_Link">canPlaceWord</text:a></text:p>
            </text:list-item>
            <text:list-item>
              <text:p text:style-name="P3"><text:a xlink:type="simple" xlink:href="#placeword" text:style-name="Internet_20_link" text:visited-style-name="Visited_20_Internet_20_Link">placeWord</text:a></text:p>
            </text:list-item>
          </text:list>
        </text:list-item>
        <text:list-item>
          <text:p text:style-name="P3"><text:a xlink:type="simple" xlink:href="#gestion-du-dictionnaire" text:style-name="Internet_20_link" text:visited-style-name="Visited_20_Internet_20_Link">Gestion du Dictionnaire</text:a></text:p>
          <text:list>
            <text:list-item>
              <text:p text:style-name="P3"><text:a xlink:type="simple" xlink:href="#caseinsensitivecompare" text:style-name="Internet_20_link" text:visited-style-name="Visited_20_Internet_20_Link">caseInsensitiveCompare</text:a></text:p>
            </text:list-item>
            <text:list-item>
              <text:p text:style-name="P3"><text:a xlink:type="simple" xlink:href="#loaddictionary" text:style-name="Internet_20_link" text:visited-style-name="Visited_20_Internet_20_Link">loadDictionary</text:a></text:p>
            </text:list-item>
            <text:list-item>
              <text:p text:style-name="P3"><text:a xlink:type="simple" xlink:href="#binarysearch--isvalidwordbinary" text:style-name="Internet_20_link" text:visited-style-name="Visited_20_Internet_20_Link">binarySearch &amp; isValidWordBinary</text:a></text:p>
            </text:list-item>
            <text:list-item>
              <text:p text:style-name="P3"><text:a xlink:type="simple" xlink:href="#validateplacement" text:style-name="Internet_20_link" text:visited-style-name="Visited_20_Internet_20_Link">validatePlacement</text:a></text:p>
            </text:list-item>
          </text:list>
        </text:list-item>
        <text:list-item>
          <text:p text:style-name="P3"><text:a xlink:type="simple" xlink:href="#rendu-graphique-avec-sdl2" text:style-name="Internet_20_link" text:visited-style-name="Visited_20_Internet_20_Link">Rendu Graphique avec SDL2</text:a></text:p>
          <text:list>
            <text:list-item>
              <text:p text:style-name="P3"><text:a xlink:type="simple" xlink:href="#initialisation-de-sdl2-et-sdl2_ttf" text:style-name="Internet_20_link" text:visited-style-name="Visited_20_Internet_20_Link">Initialisation de SDL2 et SDL2_ttf</text:a></text:p>
            </text:list-item>
            <text:list-item>
              <text:p text:style-name="P3"><text:a xlink:type="simple" xlink:href="#fonctions-de-rendu" text:style-name="Internet_20_link" text:visited-style-name="Visited_20_Internet_20_Link">Fonctions de Rendu</text:a></text:p>
              <text:list>
                <text:list-item>
                  <text:p text:style-name="P3"><text:a xlink:type="simple" xlink:href="#drawgrid" text:style-name="Internet_20_link" text:visited-style-name="Visited_20_Internet_20_Link">drawGrid</text:a></text:p>
                </text:list-item>
                <text:list-item>
                  <text:p text:style-name="P3"><text:a xlink:type="simple" xlink:href="#drawboard" text:style-name="Internet_20_link" text:visited-style-name="Visited_20_Internet_20_Link">drawBoard</text:a></text:p>
                </text:list-item>
                <text:list-item>
                  <text:p text:style-name="P3"><text:a xlink:type="simple" xlink:href="#drawrack" text:style-name="Internet_20_link" text:visited-style-name="Visited_20_Internet_20_Link">drawRack</text:a></text:p>
                </text:list-item>
                <text:list-item>
                  <text:p text:style-name="P3"><text:a xlink:type="simple" xlink:href="#drawinputarea" text:style-name="Internet_20_link" text:visited-style-name="Visited_20_Internet_20_Link">drawInputArea</text:a></text:p>
                </text:list-item>
              </text:list>
            </text:list-item>
          </text:list>
        </text:list-item>
        <text:list-item>
          <text:p text:style-name="P3"><text:a xlink:type="simple" xlink:href="#boucle-principale-et-gestion-des-%C3%A9v%C3%A9nements" text:style-name="Internet_20_link" text:visited-style-name="Visited_20_Internet_20_Link">Boucle Principale et Gestion des Événements</text:a></text:p>
        </text:list-item>
        <text:list-item>
          <text:p text:style-name="P3"><text:a xlink:type="simple" xlink:href="#nettoyage-et-lib%C3%A9ration-des-ressources" text:style-name="Internet_20_link" text:visited-style-name="Visited_20_Internet_20_Link">Nettoyage et Libération des Ressources</text:a></text:p>
        </text:list-item>
        <text:list-item>
          <text:p text:style-name="P2"><text:a xlink:type="simple" xlink:href="#conclusion-et-perspectives-dam%C3%A9lioration" text:style-name="Internet_20_link" text:visited-style-name="Visited_20_Internet_20_Link">Conclusion et Perspectives d'Amélioration</text:a></text:p>
        </text:list-item>
      </text:list>
      <text:p text:style-name="Horizontal_20_Line"/>
      <text:h text:style-name="Heading_20_2" text:outline-level="2"><text:soft-page-break/>1. Introduction</text:h>
      <text:p text:style-name="Text_20_body">Ce programme implémente un jeu de Scrabble simplifié en langage C. Il utilise SDL2 pour l'affichage graphique et SDL2_ttf pour le rendu du texte. Le programme intègre la logique de placement des mots, le calcul des scores, la gestion d'un dictionnaire pour vérifier la validité des mots, ainsi qu'une interface utilisateur interactive qui permet de saisir des mots, de sélectionner des cases sur le plateau, et d'échanger les lettres du chevalet (rack).</text:p>
      <text:h text:style-name="Heading_20_2" text:outline-level="2">2. Structure Générale du Code</text:h>
      <text:p text:style-name="Text_20_body">Le code se divise en plusieurs sections :</text:p>
      <text:list text:style-name="L2">
        <text:list-item>
          <text:p text:style-name="P4"><text:span text:style-name="Strong_20_Emphasis">Définitions et inclusions :</text:span><text:line-break/>Définition de la version POSIX, inclusion des bibliothèques SDL2, SDL2_ttf et autres bibliothèques standard. Déclaration des constantes pour les dimensions de la fenêtre, des zones de jeu, et des couleurs.</text:p>
        </text:list-item>
        <text:list-item>
          <text:p text:style-name="P4"><text:span text:style-name="Strong_20_Emphasis">Fonctions de logique de jeu :</text:span><text:line-break/>Fonctions qui gèrent le calcul des scores, le tirage aléatoire de lettres, la vérification de la possibilité de placement d’un mot et le placement effectif du mot sur le plateau.</text:p>
        </text:list-item>
        <text:list-item>
          <text:p text:style-name="P4"><text:span text:style-name="Strong_20_Emphasis">Gestion du dictionnaire :</text:span><text:line-break/>Chargement et tri du dictionnaire depuis un fichier, ainsi que des fonctions de recherche (dichotomique) pour valider que les mots saisis existent dans le dictionnaire.</text:p>
        </text:list-item>
        <text:list-item>
          <text:p text:style-name="P4"><text:span text:style-name="Strong_20_Emphasis">Fonctions de rendu graphique :</text:span><text:line-break/>Fonctions qui dessinent les différentes zones de l’interface (plateau, grille, rack, zone de saisie) et affichent le texte (lettres, scores).</text:p>
        </text:list-item>
        <text:list-item>
          <text:p text:style-name="P4"><text:span text:style-name="Strong_20_Emphasis">Boucle principale :</text:span><text:line-break/>La boucle d’événements gère la saisie utilisateur (clique, texte, touches clavier) et met à jour l’état du jeu en appelant les fonctions de rendu.</text:p>
        </text:list-item>
        <text:list-item>
          <text:p text:style-name="P4"><text:span text:style-name="Strong_20_Emphasis">Nettoyage :</text:span><text:line-break/>Libération de toutes les ressources allouées et fermeture propre des sous-systèmes SDL2 et SDL2_ttf.</text:p>
        </text:list-item>
      </text:list>
      <text:h text:style-name="Heading_20_2" text:outline-level="2">3. Fonctions de Logique de Jeu</text:h>
      <text:h text:style-name="Heading_20_3" text:outline-level="3">getLetterScore</text:h>
      <text:p text:style-name="Text_20_body"><text:span text:style-name="Strong_20_Emphasis">But :</text:span> Retourne le score attribué à une lettre en se basant sur les règles du Scrabble.<text:line-break/><text:span text:style-name="Strong_20_Emphasis">Fonctionnement :</text:span></text:p>
      <text:list text:style-name="L3">
        <text:list-item>
          <text:p text:style-name="P6">Convertit la lettre en majuscule avec <text:span text:style-name="Source_20_Text">toupper</text:span>.</text:p>
        </text:list-item>
        <text:list-item>
          <text:p text:style-name="P6">Utilise <text:span text:style-name="Source_20_Text">strchr</text:span> pour vérifier à quelle catégorie la lettre appartient et retourne le score correspondant.</text:p>
        </text:list-item>
        <text:list-item>
          <text:p text:style-name="P5">Si la lettre n'est pas reconnue, retourne 0.</text:p>
        </text:list-item>
      </text:list>
      <text:h text:style-name="Heading_20_3" text:outline-level="3"><text:soft-page-break/>drawRandomLetter</text:h>
      <text:p text:style-name="Text_20_body"><text:span text:style-name="Strong_20_Emphasis">But :</text:span> Tire une lettre aléatoire selon la distribution classique du Scrabble.<text:line-break/><text:span text:style-name="Strong_20_Emphasis">Fonctionnement :</text:span></text:p>
      <text:list text:style-name="L4">
        <text:list-item>
          <text:p text:style-name="P8">Déclare un tableau de structures contenant chaque lettre et son nombre d'occurrences.</text:p>
        </text:list-item>
        <text:list-item>
          <text:p text:style-name="P8">Calcule le total d'occurrences.</text:p>
        </text:list-item>
        <text:list-item>
          <text:p text:style-name="P7">Tire un nombre aléatoire et parcourt la distribution pour retourner la lettre correspondante.</text:p>
        </text:list-item>
      </text:list>
      <text:h text:style-name="Heading_20_3" text:outline-level="3">canPlaceWord</text:h>
      <text:p text:style-name="Text_20_body"><text:span text:style-name="Strong_20_Emphasis">But :</text:span> Vérifier si un mot peut être placé sur le plateau à partir d’une position donnée, dans une direction spécifiée.<text:line-break/><text:span text:style-name="Strong_20_Emphasis">Fonctionnement :</text:span></text:p>
      <text:list text:style-name="L5">
        <text:list-item>
          <text:p text:style-name="P10">Vérifie que toutes les positions nécessaires sont dans les limites du plateau.</text:p>
        </text:list-item>
        <text:list-item>
          <text:p text:style-name="P10">Pour chaque lettre, si la case est vide, s'assure que le rack contient la lettre ; si la case est occupée, vérifie la correspondance.</text:p>
        </text:list-item>
        <text:list-item>
          <text:p text:style-name="P9">Vérifie qu’en cas de premier coup (score total == 0) le mot passe par la case centrale, et pour les coups suivants, qu'il croise au moins une lettre existante.</text:p>
        </text:list-item>
      </text:list>
      <text:h text:style-name="Heading_20_3" text:outline-level="3">placeWord</text:h>
      <text:p text:style-name="Text_20_body"><text:span text:style-name="Strong_20_Emphasis">But :</text:span> Place le mot sur le plateau et met à jour le rack.<text:line-break/><text:span text:style-name="Strong_20_Emphasis">Fonctionnement :</text:span></text:p>
      <text:list text:style-name="L6">
        <text:list-item>
          <text:p text:style-name="P12">Parcourt le mot et, pour chaque lettre, calcule la position sur le plateau.</text:p>
        </text:list-item>
        <text:list-item>
          <text:p text:style-name="P11">Si la case est vide, la lettre y est écrite et le rack est mis à jour en remplaçant la lettre utilisée par une nouvelle lettre tirée aléatoirement.</text:p>
        </text:list-item>
      </text:list>
      <text:h text:style-name="Heading_20_2" text:outline-level="2">4. Gestion du Dictionnaire</text:h>
      <text:h text:style-name="Heading_20_3" text:outline-level="3">caseInsensitiveCompare</text:h>
      <text:p text:style-name="Text_20_body"><text:span text:style-name="Strong_20_Emphasis">But :</text:span> Comparer deux chaînes sans tenir compte de la casse.<text:line-break/><text:span text:style-name="Strong_20_Emphasis">Fonctionnement :</text:span> Utilise <text:span text:style-name="Source_20_Text">strcasecmp</text:span> pour effectuer une comparaison insensible à la casse, ce qui permet de trier le dictionnaire.</text:p>
      <text:h text:style-name="Heading_20_3" text:outline-level="3">loadDictionary</text:h>
      <text:p text:style-name="Text_20_body"><text:span text:style-name="Strong_20_Emphasis">But :</text:span> Charger un dictionnaire de mots depuis un fichier texte et trier les mots.<text:line-break/><text:span text:style-name="Strong_20_Emphasis">Fonctionnement :</text:span></text:p>
      <text:list text:style-name="L7">
        <text:list-item>
          <text:p text:style-name="P14">Ouvre le fichier et lit chaque ligne (chaque mot).</text:p>
        </text:list-item>
        <text:list-item>
          <text:p text:style-name="P14">Supprime le saut de ligne et duplique la chaîne pour la stocker dans un tableau dynamique.</text:p>
        </text:list-item>
        <text:list-item>
          <text:p text:style-name="P14">Si le tableau devient trop petit, sa capacité est doublée via <text:span text:style-name="Source_20_Text">realloc</text:span>.</text:p>
        </text:list-item>
        <text:list-item>
          <text:p text:style-name="P13">Trie ensuite le tableau avec <text:span text:style-name="Source_20_Text">qsort</text:span> en utilisant <text:span text:style-name="Source_20_Text">caseInsensitiveCompare</text:span>.</text:p>
        </text:list-item>
      </text:list>
      <text:h text:style-name="Heading_20_3" text:outline-level="3">binarySearch &amp; isValidWordBinary</text:h>
      <text:p text:style-name="Text_20_body"><text:span text:style-name="Strong_20_Emphasis">But :</text:span> Rechercher un mot dans le dictionnaire trié.<text:line-break/><text:span text:style-name="Strong_20_Emphasis">Fonctionnement :</text:span></text:p>
      <text:list text:style-name="L8">
        <text:list-item>
          <text:p text:style-name="P16"><text:soft-page-break/><text:span text:style-name="Source_20_Text">binarySearch</text:span> effectue une recherche dichotomique dans le tableau trié.</text:p>
        </text:list-item>
        <text:list-item>
          <text:p text:style-name="P15"><text:span text:style-name="Source_20_Text">isValidWordBinary</text:span> utilise <text:span text:style-name="Source_20_Text">binarySearch</text:span> pour vérifier la validité d’un mot.</text:p>
        </text:list-item>
      </text:list>
      <text:h text:style-name="Heading_20_3" text:outline-level="3">validatePlacement</text:h>
      <text:p text:style-name="Text_20_body"><text:span text:style-name="Strong_20_Emphasis">But :</text:span> Valider le placement d’un mot en simulant son placement sur une copie du plateau et en vérifiant les mots croisés.<text:line-break/><text:span text:style-name="Strong_20_Emphasis">Fonctionnement :</text:span></text:p>
      <text:list text:style-name="L9">
        <text:list-item>
          <text:p text:style-name="P18">Crée une copie temporaire du plateau.</text:p>
        </text:list-item>
        <text:list-item>
          <text:p text:style-name="P18">Simule le placement du mot et vérifie que toutes les cases sont valides.</text:p>
        </text:list-item>
        <text:list-item>
          <text:p text:style-name="P18">Pour chaque lettre placée, reconstruit le mot perpendiculaire et vérifie sa validité avec le dictionnaire.</text:p>
        </text:list-item>
        <text:list-item>
          <text:p text:style-name="P17">Libère la copie temporaire avant de retourner le résultat.</text:p>
        </text:list-item>
      </text:list>
      <text:h text:style-name="Heading_20_2" text:outline-level="2">5. Rendu Graphique avec SDL2</text:h>
      <text:h text:style-name="Heading_20_3" text:outline-level="3">Initialisation de SDL2 et SDL2_ttf</text:h>
      <text:list text:style-name="L10">
        <text:list-item>
          <text:p text:style-name="P20"><text:span text:style-name="Strong_20_Emphasis">SDL_Init(SDL_INIT_VIDEO)</text:span> initialise le sous-système vidéo.</text:p>
        </text:list-item>
        <text:list-item>
          <text:p text:style-name="P20"><text:span text:style-name="Strong_20_Emphasis">TTF_Init()</text:span> initialise le sous-système pour le rendu des polices.</text:p>
        </text:list-item>
        <text:list-item>
          <text:p text:style-name="P20"><text:span text:style-name="Strong_20_Emphasis">SDL_CreateWindow()</text:span> crée la fenêtre principale.</text:p>
        </text:list-item>
        <text:list-item>
          <text:p text:style-name="P20"><text:span text:style-name="Strong_20_Emphasis">SDL_CreateRenderer()</text:span> crée le renderer qui sert à dessiner.</text:p>
        </text:list-item>
        <text:list-item>
          <text:p text:style-name="P19"><text:span text:style-name="Strong_20_Emphasis">SDL_SetRenderDrawBlendMode()</text:span> configure le mode de blend (transparence).</text:p>
        </text:list-item>
      </text:list>
      <text:h text:style-name="Heading_20_3" text:outline-level="3">Fonctions de Rendu</text:h>
      <text:h text:style-name="Heading_20_4" text:outline-level="4">drawGrid</text:h>
      <text:p text:style-name="Text_20_body"><text:span text:style-name="Strong_20_Emphasis">But :</text:span> Effacer l’écran et dessiner la grille du plateau.<text:line-break/><text:span text:style-name="Strong_20_Emphasis">Fonctionnement :</text:span></text:p>
      <text:list text:style-name="L11">
        <text:list-item>
          <text:p text:style-name="P22">Efface l’écran avec la couleur de fond.</text:p>
        </text:list-item>
        <text:list-item>
          <text:p text:style-name="P22">Calcule la taille d’une case en fonction des dimensions du plateau.</text:p>
        </text:list-item>
        <text:list-item>
          <text:p text:style-name="P21">Dessine des lignes verticales et horizontales pour former la grille.</text:p>
        </text:list-item>
      </text:list>
      <text:h text:style-name="Heading_20_4" text:outline-level="4">drawBoard</text:h>
      <text:p text:style-name="Text_20_body"><text:span text:style-name="Strong_20_Emphasis">But :</text:span> Dessiner le plateau de jeu complet.<text:line-break/><text:span text:style-name="Strong_20_Emphasis">Fonctionnement :</text:span></text:p>
      <text:list text:style-name="L12">
        <text:list-item>
          <text:p text:style-name="P24">Parcourt chaque case du plateau et définit un rectangle correspondant.</text:p>
        </text:list-item>
        <text:list-item>
          <text:p text:style-name="P24">Colore la case selon le bonus (ou si c’est la case centrale).</text:p>
        </text:list-item>
        <text:list-item>
          <text:p text:style-name="P23">Si une lettre est placée, dessine un overlay beige et rend la lettre ainsi que sa valeur.</text:p>
        </text:list-item>
      </text:list>
      <text:h text:style-name="Heading_20_4" text:outline-level="4">drawRack</text:h>
      <text:p text:style-name="Text_20_body"><text:span text:style-name="Strong_20_Emphasis">But :</text:span> Dessiner la zone du chevalet (rack) et le bouton « Echanger ».<text:line-break/><text:span text:style-name="Strong_20_Emphasis">Fonctionnement :</text:span></text:p>
      <text:list text:style-name="L13">
        <text:list-item>
          <text:p text:style-name="P26">Dessine un rectangle de fond pour la zone du rack.</text:p>
        </text:list-item>
        <text:list-item>
          <text:p text:style-name="P26">Pour chaque jeton du rack, calcule sa position et dessine la case, la lettre et la valeur.</text:p>
        </text:list-item>
        <text:list-item>
          <text:p text:style-name="P25"><text:soft-page-break/>Dessine ensuite le bouton "Echanger" à côté du rack.</text:p>
        </text:list-item>
      </text:list>
      <text:h text:style-name="Heading_20_4" text:outline-level="4">drawInputArea</text:h>
      <text:p text:style-name="Text_20_body"><text:span text:style-name="Strong_20_Emphasis">But :</text:span> Dessiner la zone de saisie en bas de la fenêtre et afficher le message d’invite correspondant à l’état de saisie.<text:line-break/><text:span text:style-name="Strong_20_Emphasis">Fonctionnement :</text:span></text:p>
      <text:list text:style-name="L14">
        <text:list-item>
          <text:p text:style-name="P28">Détermine la zone de saisie et la remplit d’une couleur de fond.</text:p>
        </text:list-item>
        <text:list-item>
          <text:p text:style-name="P28">En fonction de l’état (<text:span text:style-name="Source_20_Text">STATE_IDLE</text:span>, <text:span text:style-name="Source_20_Text">STATE_INPUT_TEXT</text:span> ou <text:span text:style-name="Source_20_Text">STATE_INPUT_DIRECTION</text:span>), prépare un message d’invite.</text:p>
        </text:list-item>
        <text:list-item>
          <text:p text:style-name="P27">Rendu du texte via TTF_RenderText_Blended puis affichage sur la zone.</text:p>
        </text:list-item>
      </text:list>
      <text:h text:style-name="Heading_20_2" text:outline-level="2">6. Boucle Principale et Gestion des Événements</text:h>
      <text:p text:style-name="Text_20_body">La fonction <text:span text:style-name="Source_20_Text">main()</text:span> orchestre le programme. Voici son fonctionnement détaillé :</text:p>
      <text:list text:style-name="L15">
        <text:list-item>
          <text:p text:style-name="P29"><text:span text:style-name="Strong_20_Emphasis">Initialisation</text:span></text:p>
          <text:list>
            <text:list-item>
              <text:p text:style-name="P30">Génère une graine aléatoire avec <text:span text:style-name="Source_20_Text">srand(time(NULL))</text:span>.</text:p>
            </text:list-item>
            <text:list-item>
              <text:p text:style-name="P30">Charge le dictionnaire via <text:span text:style-name="Source_20_Text">loadDictionary()</text:span>.</text:p>
            </text:list-item>
            <text:list-item>
              <text:p text:style-name="P30">Alloue dynamiquement le plateau de jeu et l'initialise (15x15, avec chaque case contenant un espace pour signifier une case vide).</text:p>
            </text:list-item>
            <text:list-item>
              <text:p text:style-name="P30">Initialise un tableau bonus pour appliquer les multiplicateurs de score selon les règles du Scrabble.</text:p>
            </text:list-item>
          </text:list>
        </text:list-item>
        <text:list-item>
          <text:p text:style-name="P29"><text:span text:style-name="Strong_20_Emphasis">Initialisation SDL</text:span></text:p>
          <text:list>
            <text:list-item>
              <text:p text:style-name="P30">Appelle <text:span text:style-name="Source_20_Text">SDL_Init()</text:span> et <text:span text:style-name="Source_20_Text">TTF_Init()</text:span> pour préparer l’affichage graphique et le rendu du texte.</text:p>
            </text:list-item>
            <text:list-item>
              <text:p text:style-name="P30">Crée la fenêtre et le renderer.</text:p>
            </text:list-item>
            <text:list-item>
              <text:p text:style-name="P30">Charge les polices nécessaires depuis le système.</text:p>
            </text:list-item>
          </text:list>
        </text:list-item>
        <text:list-item>
          <text:p text:style-name="P29"><text:span text:style-name="Strong_20_Emphasis">Gestion du Rack</text:span></text:p>
          <text:list>
            <text:list-item>
              <text:p text:style-name="P30">Le rack est initialisé avec 7 lettres tirées aléatoirement via <text:span text:style-name="Source_20_Text">drawRandomLetter()</text:span>.</text:p>
            </text:list-item>
          </text:list>
        </text:list-item>
        <text:list-item>
          <text:p text:style-name="P29"><text:span text:style-name="Strong_20_Emphasis">Gestion de la Saisie Utilisateur</text:span></text:p>
          <text:list>
            <text:list-item>
              <text:p text:style-name="P30">Le programme utilise un système d'états (<text:span text:style-name="Source_20_Text">InputState</text:span>) pour gérer les différentes phases de saisie :</text:p>
              <text:list>
                <text:list-item>
                  <text:p text:style-name="P30"><text:span text:style-name="Source_20_Text">STATE_IDLE</text:span> : Le programme attend un clic pour démarrer la saisie.</text:p>
                </text:list-item>
                <text:list-item>
                  <text:p text:style-name="P30"><text:span text:style-name="Source_20_Text">STATE_INPUT_TEXT</text:span> : L'utilisateur saisit un mot (les caractères sont récupérés avec SDL_TEXTINPUT et convertis en majuscules).</text:p>
                </text:list-item>
                <text:list-item>
                  <text:p text:style-name="P30"><text:span text:style-name="Source_20_Text">STATE_INPUT_DIRECTION</text:span> : Si le mot contient plus d'une lettre, l'utilisateur doit spécifier la direction (h ou v).</text:p>
                </text:list-item>
              </text:list>
            </text:list-item>
            <text:list-item>
              <text:p text:style-name="P30">Les événements gérés comprennent :</text:p>
              <text:list>
                <text:list-item>
                  <text:p text:style-name="P30"><text:span text:style-name="Strong_20_Emphasis">SDL_MOUSEBUTTONDOWN</text:span> : Pour sélectionner une case du plateau ou cliquer sur le bouton "Echanger".</text:p>
                </text:list-item>
                <text:list-item>
                  <text:p text:style-name="P30"><text:span text:style-name="Strong_20_Emphasis">SDL_TEXTINPUT</text:span> et <text:span text:style-name="Strong_20_Emphasis">SDL_KEYDOWN</text:span> : Pour la saisie de texte, gestion du retour arrière (Backspace) et validation avec Entrée (Return).</text:p>
                </text:list-item>
                <text:list-item>
                  <text:p text:style-name="P30"><text:soft-page-break/><text:span text:style-name="Strong_20_Emphasis">SDL_QUIT</text:span> : Pour fermer la fenêtre et quitter le programme.</text:p>
                </text:list-item>
              </text:list>
            </text:list-item>
          </text:list>
        </text:list-item>
        <text:list-item>
          <text:p text:style-name="P29"><text:span text:style-name="Strong_20_Emphasis">Rendu Graphique</text:span></text:p>
          <text:list>
            <text:list-item>
              <text:p text:style-name="P30">Après la gestion des événements, le programme appelle successivement les fonctions de rendu pour afficher :</text:p>
              <text:list>
                <text:list-item>
                  <text:p text:style-name="P30">Le plateau (grille, bonus, lettres, overlays).</text:p>
                </text:list-item>
                <text:list-item>
                  <text:p text:style-name="P30">Le rack et le bouton "Echanger".</text:p>
                </text:list-item>
                <text:list-item>
                  <text:p text:style-name="P30">La zone de saisie avec le message d’invite.</text:p>
                </text:list-item>
                <text:list-item>
                  <text:p text:style-name="P30">Le score du dernier mot et le total des points.</text:p>
                </text:list-item>
              </text:list>
            </text:list-item>
            <text:list-item>
              <text:p text:style-name="P30"><text:span text:style-name="Source_20_Text">SDL_RenderPresent()</text:span> met à jour l'affichage à l'écran.</text:p>
            </text:list-item>
            <text:list-item>
              <text:p text:style-name="P29"><text:span text:style-name="Source_20_Text">SDL_Delay(16)</text:span> limite le rafraîchissement à environ 60 images par seconde.</text:p>
            </text:list-item>
          </text:list>
        </text:list-item>
      </text:list>
      <text:h text:style-name="Heading_20_2" text:outline-level="2">7. Nettoyage et Libération des Ressources</text:h>
      <text:p text:style-name="Text_20_body">Avant de quitter, le programme procède à un nettoyage complet :</text:p>
      <text:list text:style-name="L16">
        <text:list-item>
          <text:p text:style-name="P32">Libération de la mémoire allouée pour le plateau et le dictionnaire.</text:p>
        </text:list-item>
        <text:list-item>
          <text:p text:style-name="P32">Fermeture des polices chargées via <text:span text:style-name="Source_20_Text">TTF_CloseFont()</text:span>.</text:p>
        </text:list-item>
        <text:list-item>
          <text:p text:style-name="P32">Destruction du renderer et de la fenêtre.</text:p>
        </text:list-item>
        <text:list-item>
          <text:p text:style-name="P31">Appels à <text:span text:style-name="Source_20_Text">TTF_Quit()</text:span> et <text:span text:style-name="Source_20_Text">SDL_Quit()</text:span> pour fermer proprement les sous-systèmes.</text:p>
        </text:list-item>
      </text:list>
      <text:h text:style-name="Heading_20_2" text:outline-level="2">8. Conclusion et Perspectives d'Amélioration</text:h>
      <text:p text:style-name="Text_20_body">Ce programme combine la logique d'un jeu de Scrabble et une interface graphique interactive grâce à SDL2. Pour quelqu'un qui souhaite comprendre et améliorer le code, voici quelques pistes d'amélioration :</text:p>
      <text:list text:style-name="L17">
        <text:list-item>
          <text:p text:style-name="P33"><text:span text:style-name="Strong_20_Emphasis">Optimisation du rendu graphique :</text:span><text:line-break/>Regrouper certains appels de rendu pour éviter la redondance (par exemple, le redessin final des lettres qui est actuellement dupliqué dans <text:span text:style-name="Source_20_Text">drawBoard</text:span> et à la fin de la boucle principale).</text:p>
        </text:list-item>
        <text:list-item>
          <text:p text:style-name="P33"><text:span text:style-name="Strong_20_Emphasis">Gestion de la saisie :</text:span><text:line-break/>Actuellement, la saisie se fait via SDL_TEXTINPUT et SDL_KEYDOWN. Il serait intéressant d'ajouter une interface plus riche pour la saisie, par exemple, en affichant visuellement le texte saisi dans la zone de saisie et en gérant d'autres actions clavier.</text:p>
        </text:list-item>
        <text:list-item>
          <text:p text:style-name="P33"><text:span text:style-name="Strong_20_Emphasis">Validation du placement :</text:span><text:line-break/>La fonction <text:span text:style-name="Source_20_Text">validatePlacement()</text:span> peut être améliorée pour mieux gérer les cas particuliers des mots croisés et intégrer des règles supplémentaires du Scrabble.</text:p>
        </text:list-item>
        <text:list-item>
          <text:p text:style-name="P33"><text:span text:style-name="Strong_20_Emphasis">Modularisation :</text:span><text:line-break/>Le code peut être séparé en plusieurs fichiers (par exemple, un fichier pour la gestion du plateau, un autre pour la logique du jeu et un autre pour le rendu graphique) pour faciliter la maintenance et l'évolution.</text:p>
        </text:list-item>
        <text:list-item>
          <text:p text:style-name="P33"><text:span text:style-name="Strong_20_Emphasis">Interface utilisateur :</text:span><text:line-break/>Ajouter des menus, des notifications et d'autres éléments visuels pour rendre l'expérience utilisateur plus agréabl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08:51:22.011932778</meta:creation-date>
    <dc:date>2025-02-20T08:54:07.602107936</dc:date>
    <meta:editing-duration>PT2M49S</meta:editing-duration>
    <meta:editing-cycles>1</meta:editing-cycles>
    <meta:generator>LibreOffice/24.2.7.2$Linux_X86_64 LibreOffice_project/420$Build-2</meta:generator>
    <meta:document-statistic meta:table-count="0" meta:image-count="0" meta:object-count="0" meta:page-count="6" meta:paragraph-count="144" meta:word-count="1653" meta:character-count="10200" meta:non-whitespace-character-count="8794"/>
  </office:meta>
</office:document-meta>
</file>